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5.24cm">
          <text:p text:style-name="P4"/>
        </draw:line>
        <draw:frame draw:style-name="gr3" draw:text-style-name="P5" draw:layer="layout" svg:width="6.35cm" svg:height="9.731cm" svg:x="0.635cm" svg:y="4.874cm">
          <draw:text-box>
            <text:p text:style-name="P4"><text:span text:style-name="T2">addClass</text:span></text:p>
            <text:p text:style-name="P4"><text:span text:style-name="T2">addPackage</text:span></text:p>
            <text:p text:style-name="P4"><text:span text:style-name="T2">addPublicClass</text:span></text:p>
            <text:p text:style-name="P4"><text:span text:style-name="T2">addPublicRoutine</text:span></text:p>
            <text:p text:style-name="P4"><text:span text:style-name="T2">addRoutine</text:span></text:p>
            <text:p text:style-name="P4"><text:span text:style-name="T2">classes</text:span></text:p>
            <text:p text:style-name="P4"><text:span text:style-name="T2">definedMethods</text:span></text:p>
            <text:p text:style-name="P4"><text:span text:style-name="T2">findClass</text:span></text:p>
            <text:p text:style-name="P4"><text:span text:style-name="T2">findRoutine</text:span></text:p>
            <text:p text:style-name="P4"><text:span text:style-name="T2">importedClasses</text:span></text:p>
            <text:p text:style-name="P4"><text:span text:style-name="T2">importedPackages</text:span></text:p>
            <text:p text:style-name="P4"><text:span text:style-name="T2">loadPackage</text:span></text:p>
            <text:p text:style-name="P4"><text:span text:style-name="T2">name</text:span></text:p>
            <text:p text:style-name="P4"><text:span text:style-name="T2">publicClasses</text:span></text:p>
            <text:p text:style-name="P4"><text:span text:style-name="T2">publicRoutines</text:span></text:p>
            <text:p text:style-name="P4"><text:span text:style-name="T2">routines</text:span></text:p>
            <text:p text:style-name="P4"><text:span text:style-name="T2">setSecurityManager</text:span></text:p>
            <text:p text:style-name="P4"><text:span text:style-name="T2">source</text:span></text:p>
            <text:p text:style-name="P4"><text:span text:style-name="T2">sourceLine</text:span></text:p>
            <text:p text:style-name="P4"><text:span text:style-name="T2">sourceSize</text:span></text:p>
          </draw:text-box>
        </draw:frame>
        <draw:line draw:style-name="gr2" draw:text-style-name="P3" draw:layer="layout" svg:x1="6.985cm" svg:y1="15.24cm" svg:x2="0.635cm" svg:y2="15.24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8-31T17:19:26</dc:date>
    <meta:editing-cycles>13</meta:editing-cycles>
    <meta:editing-duration>PT7H35M1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